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</text:p>
          </table:table-cell>
          <table:table-cell table:number-columns-repeated="3"/>
          <table:table-cell table:style-name="ce1" office:value-type="string" calcext:value-type="string">
            <text:p>flatte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39.3" calcext:value-type="float">
            <text:p>39.3</text:p>
          </table:table-cell>
          <table:table-cell office:value-type="float" office:value="28.5" calcext:value-type="float">
            <text:p>28.5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string" calcext:value-type="string">
            <text:p>CSEN</text:p>
          </table:table-cell>
          <table:table-cell office:value-type="float" office:value="0.0999999999999943" calcext:value-type="float">
            <text:p>0.099999999999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39.3" calcext:value-type="float">
            <text:p>39.3</text:p>
          </table:table-cell>
          <table:table-cell office:value-type="float" office:value="30.5" calcext:value-type="float">
            <text:p>30.5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0999999999999943" calcext:value-type="float">
            <text:p>0.099999999999994</text:p>
          </table:table-cell>
          <table:table-cell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39.1" calcext:value-type="float">
            <text:p>39.1</text:p>
          </table:table-cell>
          <table:table-cell office:value-type="float" office:value="29.4" calcext:value-type="float">
            <text:p>29.4</text:p>
          </table:table-cell>
          <table:table-cell office:value-type="float" office:value="28.1" calcext:value-type="float">
            <text:p>28.1</text:p>
          </table:table-cell>
          <table:table-cell table:number-columns-repeated="2"/>
          <table:table-cell table:number-columns-repeated="2" office:value-type="float" office:value="-0.100000000000001" calcext:value-type="float">
            <text:p>-0.100000000000001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8.8" calcext:value-type="float">
            <text:p>38.8</text:p>
          </table:table-cell>
          <table:table-cell office:value-type="float" office:value="30.8" calcext:value-type="float">
            <text:p>30.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office:value-type="float" office:value="-0.400000000000006" calcext:value-type="float">
            <text:p>-0.400000000000006</text:p>
          </table:table-cell>
          <table:table-cell office:value-type="float" office:value="-0.100000000000001" calcext:value-type="float">
            <text:p>-0.100000000000001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G$2:.$G$16])" office:value-type="float" office:value="-0.150000000000002" calcext:value-type="float">
            <text:p>-0.150000000000002</text:p>
          </table:table-cell>
          <table:table-cell table:formula="of:=AVERAGE([$Sheet1.$H$2:.$H$16])" office:value-type="float" office:value="0.149999999999999" calcext:value-type="float">
            <text:p>0.149999999999999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7.7" calcext:value-type="float">
            <text:p>27.7</text:p>
          </table:table-cell>
          <table:table-cell table:number-columns-repeated="2"/>
          <table:table-cell office:value-type="float" office:value="0.299999999999997" calcext:value-type="float">
            <text:p>0.299999999999997</text:p>
          </table:table-cell>
          <table:table-cell office:value-type="float" office:value="-0.100000000000001" calcext:value-type="float">
            <text:p>-0.100000000000001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G$2:.$G$16])" office:value-type="float" office:value="0.338357142857142" calcext:value-type="float">
            <text:p>0.338357142857142</text:p>
          </table:table-cell>
          <table:table-cell table:formula="of:=VAR([$Sheet1.$H$2:.$H$16])" office:value-type="float" office:value="0.0600714285714281" calcext:value-type="float">
            <text:p>0.060071428571428</text:p>
          </table:table-cell>
        </table:table-row>
        <table:table-row table:style-name="ro1">
          <table:table-cell/>
          <table:table-cell table:style-name="ce1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CS</text:p>
          </table:table-cell>
          <table:table-cell office:value-type="float" office:value="-1.81" calcext:value-type="float">
            <text:p>-1.81</text:p>
          </table:table-cell>
          <table:table-cell office:value-type="float" office:value="0.489999999999998" calcext:value-type="float">
            <text:p>0.489999999999998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G$2:.$G$16])" office:value-type="float" office:value="15" calcext:value-type="float">
            <text:p>15</text:p>
          </table:table-cell>
          <table:table-cell table:formula="of:=COUNT([$Sheet1.$H$2:.$H$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39.2" calcext:value-type="float">
            <text:p>39.2</text:p>
          </table:table-cell>
          <table:table-cell office:value-type="float" office:value="30.8" calcext:value-type="float">
            <text:p>30.8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0.189999999999998" calcext:value-type="float">
            <text:p>0.189999999999998</text:p>
          </table:table-cell>
          <table:table-cell office:value-type="float" office:value="0.389999999999997" calcext:value-type="float">
            <text:p>0.389999999999997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1.$G$2:.$G$16];[$Sheet1.$H$2:.$H$16])" office:value-type="float" office:value="-0.0706430468830804" calcext:value-type="float">
            <text:p>-0.070643046883081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39.5" calcext:value-type="float">
            <text:p>39.5</text:p>
          </table:table-cell>
          <table:table-cell office:value-type="float" office:value="30.7" calcext:value-type="float">
            <text:p>30.7</text:p>
          </table:table-cell>
          <table:table-cell office:value-type="float" office:value="28.4" calcext:value-type="float">
            <text:p>28.4</text:p>
          </table:table-cell>
          <table:table-cell table:number-columns-repeated="2"/>
          <table:table-cell office:value-type="float" office:value="-0.910000000000004" calcext:value-type="float">
            <text:p>-0.910000000000004</text:p>
          </table:table-cell>
          <table:table-cell office:value-type="float" office:value="-0.0100000000000016" calcext:value-type="float">
            <text:p>-0.01000000000000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G$2:.$G$16]); 1; 0) * IF(ISNUMBER([$Sheet1.$H$2:.$H$16]); 1; 0)); [$Sheet1.$G$2:.$G$16] - [$Sheet1.$H$2:.$H$16]; &quot;NA&quot;))" office:value-type="float" office:value="-0.300000000000001" calcext:value-type="float">
            <text:p>-0.300000000000001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39.1" calcext:value-type="float">
            <text:p>39.1</text:p>
          </table:table-cell>
          <table:table-cell office:value-type="float" office:value="30.3" calcext:value-type="float">
            <text:p>30.3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office:value-type="float" office:value="0.489999999999998" calcext:value-type="float">
            <text:p>0.489999999999998</text:p>
          </table:table-cell>
          <table:table-cell office:value-type="float" office:value="0.389999999999997" calcext:value-type="float">
            <text:p>0.389999999999997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G$2:.$G$16]); 1; 0) * IF(ISNUMBER([$Sheet1.$H$2:.$H$16]); 1; 0)); [$Sheet1.$G$2:.$G$16] - [$Sheet1.$H$2:.$H$16]; &quot;NA&quot;))" office:value-type="float" office:value="0.418571428571428" calcext:value-type="float">
            <text:p>0.41857142857142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9.1" calcext:value-type="float">
            <text:p>39.1</text:p>
          </table:table-cell>
          <table:table-cell office:value-type="float" office:value="30.7" calcext:value-type="float">
            <text:p>30.7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0.0899999999999963" calcext:value-type="float">
            <text:p>0.089999999999996</text:p>
          </table:table-cell>
          <table:table-cell office:value-type="float" office:value="0.689999999999998" calcext:value-type="float">
            <text:p>0.689999999999998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G$2:.$G$16]); 1; 0) * IF(ISNUMBER([$Sheet1.$H$2:.$H$16]); 1; 0)) - 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.1" calcext:value-type="float">
            <text:p>39.1</text:p>
          </table:table-cell>
          <table:table-cell office:value-type="float" office:value="31" calcext:value-type="float">
            <text:p>31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string" calcext:value-type="string">
            <text:p>ENDE</text:p>
          </table:table-cell>
          <table:table-cell office:value-type="float" office:value="0.16" calcext:value-type="float">
            <text:p>0.16</text:p>
          </table:table-cell>
          <table:table-cell office:value-type="float" office:value="0.0600000000000023" calcext:value-type="float">
            <text:p>0.060000000000002</text:p>
          </table:table-cell>
          <table:table-cell/>
          <table:table-cell office:value-type="string" calcext:value-type="string">
            <text:p>t Stat</text:p>
          </table:table-cell>
          <table:table-cell table:formula="of:=([$Sheet1.$K$9] - [$Sheet1.$K$3]) / ([$Sheet1.$K$10] / ( [$Sheet1.$K$11] + 1)) ^ 0.5" office:value-type="float" office:value="-1.79589976688463" calcext:value-type="float">
            <text:p>-1.795899766884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60000000000002" calcext:value-type="float">
            <text:p>0.26000000000000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Sheet1.$K$12]); [$Sheet1.$K$11]; 1)" office:value-type="float" office:value="0.0470584499579593" calcext:value-type="float">
            <text:p>0.04705844995795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6]; [.B8:.B12])" office:value-type="float" office:value="39.2" calcext:value-type="float">
            <text:p>39.2</text:p>
          </table:table-cell>
          <table:table-cell table:formula="of:=AVERAGE([.C2:.C6]; [.C8:.C12])" office:value-type="float" office:value="30.31" calcext:value-type="float">
            <text:p>30.31</text:p>
          </table:table-cell>
          <table:table-cell table:formula="of:=AVERAGE([.D2:.D6]; [.D8:.D12])" office:value-type="float" office:value="28.24" calcext:value-type="float">
            <text:p>28.24</text:p>
          </table:table-cell>
          <table:table-cell table:number-columns-repeated="2"/>
          <table:table-cell office:value-type="float" office:value="-0.139999999999997" calcext:value-type="float">
            <text:p>-0.139999999999997</text:p>
          </table:table-cell>
          <table:table-cell office:value-type="float" office:value="-0.0399999999999991" calcext:value-type="float">
            <text:p>-0.039999999999999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Sheet1.$K$2]; [$Sheet1.$K$11])" office:value-type="float" office:value="1.76131013577489" calcext:value-type="float">
            <text:p>1.761310135774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-0.0399999999999991" calcext:value-type="float">
            <text:p>-0.039999999999999</text:p>
          </table:table-cell>
          <table:table-cell office:value-type="float" office:value="0.0600000000000023" calcext:value-type="float">
            <text:p>0.060000000000002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Sheet1.$K$12]); [$Sheet1.$K$11]; 2)" office:value-type="float" office:value="0.0941168999159186" calcext:value-type="float">
            <text:p>0.0941168999159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-0.539999999999999" calcext:value-type="float">
            <text:p>-0.539999999999999</text:p>
          </table:table-cell>
          <table:table-cell office:value-type="float" office:value="0.0600000000000023" calcext:value-type="float">
            <text:p>0.060000000000002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Sheet1.$K$2]; [$Sheet1.$K$11])" office:value-type="float" office:value="2.1447866879178" calcext:value-type="float">
            <text:p>2.1447866879178</text:p>
          </table:table-cell>
          <table:table-cell/>
        </table:table-row>
        <table:table-row table:style-name="ro1">
          <table:table-cell table:style-name="ce1" office:value-type="string" calcext:value-type="string">
            <text:p>NORMED</text:p>
          </table:table-cell>
          <table:table-cell table:style-name="ce1"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EU</text:p>
          </table:table-cell>
          <table:table-cell table:formula="of:=[.B2]-[.B$14]" office:value-type="float" office:value="0.0999999999999943" calcext:value-type="float">
            <text:p>0.099999999999994</text:p>
          </table:table-cell>
          <table:table-cell table:formula="of:=[.C2]-[.C$14]" office:value-type="float" office:value="-1.81" calcext:value-type="float">
            <text:p>-1.81</text:p>
          </table:table-cell>
          <table:table-cell table:formula="of:=[.D2]-[.D$14]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F</text:p>
          </table:table-cell>
          <table:table-cell table:formula="of:=[.B3]-[.B$14]" office:value-type="float" office:value="0.0999999999999943" calcext:value-type="float">
            <text:p>0.099999999999994</text:p>
          </table:table-cell>
          <table:table-cell table:formula="of:=[.C3]-[.C$14]" office:value-type="float" office:value="0.189999999999998" calcext:value-type="float">
            <text:p>0.189999999999998</text:p>
          </table:table-cell>
          <table:table-cell table:formula="of:=[.D3]-[.D$14]" office:value-type="float" office:value="0.260000000000002" calcext:value-type="float">
            <text:p>0.26000000000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</text:p>
          </table:table-cell>
          <table:table-cell table:formula="of:=[.B4]-[.B$14]" office:value-type="float" office:value="-0.100000000000001" calcext:value-type="float">
            <text:p>-0.100000000000001</text:p>
          </table:table-cell>
          <table:table-cell table:formula="of:=[.C4]-[.C$14]" office:value-type="float" office:value="-0.910000000000004" calcext:value-type="float">
            <text:p>-0.910000000000004</text:p>
          </table:table-cell>
          <table:table-cell table:formula="of:=[.D4]-[.D$14]" office:value-type="float" office:value="-0.139999999999997" calcext:value-type="float">
            <text:p>-0.139999999999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formula="of:=[.B5]-[.B$14]" office:value-type="float" office:value="-0.400000000000006" calcext:value-type="float">
            <text:p>-0.400000000000006</text:p>
          </table:table-cell>
          <table:table-cell table:formula="of:=[.C5]-[.C$14]" office:value-type="float" office:value="0.489999999999998" calcext:value-type="float">
            <text:p>0.489999999999998</text:p>
          </table:table-cell>
          <table:table-cell table:formula="of:=[.D5]-[.D$14]" office:value-type="float" office:value="-0.0399999999999991" calcext:value-type="float">
            <text:p>-0.0399999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e</text:p>
          </table:table-cell>
          <table:table-cell table:formula="of:=[.B6]-[.B$14]" office:value-type="float" office:value="0.299999999999997" calcext:value-type="float">
            <text:p>0.299999999999997</text:p>
          </table:table-cell>
          <table:table-cell table:formula="of:=[.C6]-[.C$14]" office:value-type="float" office:value="0.0899999999999963" calcext:value-type="float">
            <text:p>0.089999999999996</text:p>
          </table:table-cell>
          <table:table-cell table:formula="of:=[.D6]-[.D$14]" office:value-type="float" office:value="-0.539999999999999" calcext:value-type="float">
            <text:p>-0.53999999999999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EU</text:p>
          </table:table-cell>
          <table:table-cell table:formula="of:=[.B8]-[.B$14]" office:value-type="float" office:value="0" calcext:value-type="float">
            <text:p>0</text:p>
          </table:table-cell>
          <table:table-cell table:formula="of:=[.C8]-[.C$14]" office:value-type="float" office:value="0.489999999999998" calcext:value-type="float">
            <text:p>0.489999999999998</text:p>
          </table:table-cell>
          <table:table-cell table:formula="of:=[.D8]-[.D$14]" office:value-type="float" office:value="0.0600000000000023" calcext:value-type="float">
            <text:p>0.06000000000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F</text:p>
          </table:table-cell>
          <table:table-cell table:formula="of:=[.B9]-[.B$14]" office:value-type="float" office:value="0.299999999999997" calcext:value-type="float">
            <text:p>0.299999999999997</text:p>
          </table:table-cell>
          <table:table-cell table:formula="of:=[.C9]-[.C$14]" office:value-type="float" office:value="0.389999999999997" calcext:value-type="float">
            <text:p>0.389999999999997</text:p>
          </table:table-cell>
          <table:table-cell table:formula="of:=[.D9]-[.D$14]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</text:p>
          </table:table-cell>
          <table:table-cell table:formula="of:=[.B10]-[.B$14]" office:value-type="float" office:value="-0.100000000000001" calcext:value-type="float">
            <text:p>-0.100000000000001</text:p>
          </table:table-cell>
          <table:table-cell table:formula="of:=[.C10]-[.C$14]" office:value-type="float" office:value="-0.0100000000000016" calcext:value-type="float">
            <text:p>-0.010000000000002</text:p>
          </table:table-cell>
          <table:table-cell table:formula="of:=[.D10]-[.D$14]" office:value-type="float" office:value="-0.0399999999999991" calcext:value-type="float">
            <text:p>-0.0399999999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formula="of:=[.B11]-[.B$14]" office:value-type="float" office:value="-0.100000000000001" calcext:value-type="float">
            <text:p>-0.100000000000001</text:p>
          </table:table-cell>
          <table:table-cell table:formula="of:=[.C11]-[.C$14]" office:value-type="float" office:value="0.389999999999997" calcext:value-type="float">
            <text:p>0.389999999999997</text:p>
          </table:table-cell>
          <table:table-cell table:formula="of:=[.D11]-[.D$14]" office:value-type="float" office:value="0.0600000000000023" calcext:value-type="float">
            <text:p>0.06000000000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e</text:p>
          </table:table-cell>
          <table:table-cell table:formula="of:=[.B12]-[.B$14]" office:value-type="float" office:value="-0.100000000000001" calcext:value-type="float">
            <text:p>-0.100000000000001</text:p>
          </table:table-cell>
          <table:table-cell table:formula="of:=[.C12]-[.C$14]" office:value-type="float" office:value="0.689999999999998" calcext:value-type="float">
            <text:p>0.689999999999998</text:p>
          </table:table-cell>
          <table:table-cell table:formula="of:=[.D12]-[.D$14]" office:value-type="float" office:value="0.0600000000000023" calcext:value-type="float">
            <text:p>0.0600000000000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2:33:11.813861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9:46:04.951372001</meta:creation-date>
    <dc:date>2021-01-04T22:33:58.557951058</dc:date>
    <meta:editing-duration>PT31M7S</meta:editing-duration>
    <meta:editing-cycles>5</meta:editing-cycles>
    <meta:generator>LibreOffice/7.0.3.1$Linux_X86_64 LibreOffice_project/00$Build-1</meta:generator>
    <meta:document-statistic meta:table-count="1" meta:cell-count="160" meta:object-count="0"/>
  </office:meta>
</office:document-meta>
</file>